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2000000020DDDEED5B.png" manifest:media-type=""/>
  <manifest:file-entry manifest:full-path="Pictures/100002010000002100000020B3857EBA.png" manifest:media-type=""/>
  <manifest:file-entry manifest:full-path="Pictures/100002010000002000000020F3558C2E.png" manifest:media-type=""/>
  <manifest:file-entry manifest:full-path="Pictures/1000020100000020000000203BCC54C9.png" manifest:media-type=""/>
  <manifest:file-entry manifest:full-path="Pictures/100002010000002000000020A35F43AB.png" manifest:media-type=""/>
  <manifest:file-entry manifest:full-path="Pictures/10000201000000200000002083061ACB.png" manifest:media-type=""/>
  <manifest:file-entry manifest:full-path="Pictures/100002010000002000000020DD73FFD2.png" manifest:media-type=""/>
  <manifest:file-entry manifest:full-path="Pictures/1000020100000020000000200C6B86C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erif"/>
    <style:font-face style:name="Ubuntu Beta" svg:font-family="'Ubuntu Beta', UbuntuBeta, Ubuntu, 'Bitstream Vera Sans', 'DejaVu Sans', Tahom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style:style>
    <style:style style:name="P2"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paragraph-rsid="0005b4bb"/>
    </style:style>
    <style:style style:name="P3"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paragraph-rsid="0007dad7"/>
    </style:style>
    <style:style style:name="P4"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paragraph-rsid="000c6d62"/>
    </style:style>
    <style:style style:name="P5"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paragraph-rsid="000cce23"/>
    </style:style>
    <style:style style:name="P6"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fo:font-weight="normal" officeooo:rsid="0005b4bb" officeooo:paragraph-rsid="0005b4bb" style:font-weight-asian="normal" style:font-weight-complex="normal"/>
    </style:style>
    <style:style style:name="P7"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rsid="0005b4bb" officeooo:paragraph-rsid="0005b4bb"/>
    </style:style>
    <style:style style:name="P8"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rsid="0007dad7" officeooo:paragraph-rsid="0007dad7"/>
    </style:style>
    <style:style style:name="P9"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rsid="000c6d62" officeooo:paragraph-rsid="000c6d62"/>
    </style:style>
    <style:style style:name="P10"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rsid="000dede0" officeooo:paragraph-rsid="000dede0"/>
    </style:style>
    <style:style style:name="P11" style:family="paragraph" style:parent-style-name="Text_20_body">
      <style:paragraph-properties fo:margin-left="0cm" fo:margin-right="0cm" fo:margin-top="0cm" fo:margin-bottom="0cm" style:contextual-spacing="false" fo:text-align="justify" style:justify-single-word="false" fo:text-indent="1.111cm" style:auto-text-indent="false"/>
      <style:text-properties officeooo:paragraph-rsid="00099e32"/>
    </style:style>
    <style:style style:name="P12" style:family="paragraph" style:parent-style-name="Text_20_body">
      <style:paragraph-properties fo:margin-left="0cm" fo:margin-right="0cm" fo:margin-top="0cm" fo:margin-bottom="0cm" style:contextual-spacing="false" fo:text-align="justify" style:justify-single-word="false" fo:text-indent="1.111cm" style:auto-text-indent="false"/>
      <style:text-properties style:font-name="Times New Roman1" fo:font-weight="normal" officeooo:rsid="00099e32" officeooo:paragraph-rsid="00099e32" style:font-weight-asian="normal"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paragraph-rsid="00099e32"/>
    </style:style>
    <style:style style:name="P14"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paragraph-rsid="001191a4"/>
    </style:style>
    <style:style style:name="P15"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rsid="000dede0" officeooo:paragraph-rsid="000dede0"/>
    </style:style>
    <style:style style:name="P16" style:family="paragraph" style:parent-style-name="Text_20_body">
      <style:paragraph-properties fo:margin-left="0cm" fo:margin-right="0cm" fo:margin-top="0cm" fo:margin-bottom="0cm" style:contextual-spacing="false" fo:text-align="justify" style:justify-single-word="false" fo:text-indent="1.138cm" style:auto-text-indent="false"/>
      <style:text-properties style:font-name="Times New Roman1" officeooo:rsid="000dede0" officeooo:paragraph-rsid="001296e0"/>
    </style:style>
    <style:style style:name="T1" style:family="text">
      <style:text-properties officeooo:rsid="0005b4bb"/>
    </style:style>
    <style:style style:name="T2" style:family="text">
      <style:text-properties fo:font-weight="bold" officeooo:rsid="0005b4bb" style:font-weight-asian="bold" style:font-weight-complex="bold"/>
    </style:style>
    <style:style style:name="T3" style:family="text">
      <style:text-properties fo:font-weight="bold" officeooo:rsid="0007dad7" style:font-weight-asian="bold" style:font-weight-complex="bold"/>
    </style:style>
    <style:style style:name="T4" style:family="text">
      <style:text-properties fo:font-weight="bold" officeooo:rsid="00099e32" style:font-weight-asian="bold" style:font-weight-complex="bold"/>
    </style:style>
    <style:style style:name="T5" style:family="text">
      <style:text-properties fo:font-weight="bold" officeooo:rsid="000c6d62" style:font-weight-asian="bold" style:font-weight-complex="bold"/>
    </style:style>
    <style:style style:name="T6" style:family="text">
      <style:text-properties fo:font-weight="bold" officeooo:rsid="001191a4" style:font-weight-asian="bold" style:font-weight-complex="bold"/>
    </style:style>
    <style:style style:name="T7" style:family="text">
      <style:text-properties fo:font-weight="bold" officeooo:rsid="001296e0" style:font-weight-asian="bold" style:font-weight-complex="bold"/>
    </style:style>
    <style:style style:name="T8" style:family="text">
      <style:text-properties fo:font-weight="normal" officeooo:rsid="0005b4bb" style:font-weight-asian="normal" style:font-weight-complex="normal"/>
    </style:style>
    <style:style style:name="T9" style:family="text">
      <style:text-properties fo:font-weight="normal" officeooo:rsid="00099e32" style:font-weight-asian="normal" style:font-weight-complex="normal"/>
    </style:style>
    <style:style style:name="T10" style:family="text">
      <style:text-properties fo:font-weight="normal" officeooo:rsid="000a8198" style:font-weight-asian="normal" style:font-weight-complex="normal"/>
    </style:style>
    <style:style style:name="T11" style:family="text">
      <style:text-properties fo:font-weight="normal" officeooo:rsid="001191a4" style:font-weight-asian="normal" style:font-weight-complex="normal"/>
    </style:style>
    <style:style style:name="T12" style:family="text">
      <style:text-properties officeooo:rsid="0007dad7"/>
    </style:style>
    <style:style style:name="T13" style:family="text">
      <style:text-properties style:font-name="Times New Roman1"/>
    </style:style>
    <style:style style:name="T14" style:family="text">
      <style:text-properties style:font-name="Times New Roman1" fo:font-weight="bold" style:font-weight-asian="bold" style:font-weight-complex="bold"/>
    </style:style>
    <style:style style:name="T15" style:family="text">
      <style:text-properties officeooo:rsid="000a8198"/>
    </style:style>
    <style:style style:name="T16" style:family="text">
      <style:text-properties officeooo:rsid="000c6d62"/>
    </style:style>
    <style:style style:name="T17" style:family="text">
      <style:text-properties officeooo:rsid="000cce23"/>
    </style:style>
    <style:style style:name="T18" style:family="text">
      <style:text-properties officeooo:rsid="000dede0"/>
    </style:style>
    <style:style style:name="T19" style:family="text">
      <style:text-properties officeooo:rsid="000e9f25"/>
    </style:style>
    <style:style style:name="T20" style:family="text">
      <style:text-properties officeooo:rsid="0010dc78"/>
    </style:style>
    <style:style style:name="T21" style:family="text">
      <style:text-properties officeooo:rsid="001296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Программа</text:span><text:span text:style-name="T9"> — VAP.</text:span></text:p>
      <text:p text:style-name="P14"><text:span text:style-name="T6">Установка</text:span><text:span text:style-name="T11"> — как обычно для *.deb </text:span></text:p>
      <text:p text:style-name="P14"><text:span text:style-name="T11">Если Ваш дистрибутив не поддерживает deb, то откройте пакет как обычный архив, поройтесь в нем и найдите исполняемый файл vap. Поместите его в /usr/bin. Должно работать. </text:span></text:p>
      <text:p text:style-name="P2"><text:span text:style-name="T2">Картинка</text:span><text:span text:style-name="T8"> — произвольное изображение, загруженное в программу для компоновки и последующей печати. Количество одновременно загруженных картинок не ограничено. После автоматической расстановки картинки можно перемещать мышкой по листу, в том числе с перекрытием друг-друга, <text:s/>корректировать </text:span><text:span text:style-name="T10">их </text:span><text:span text:style-name="T8">размер.</text:span></text:p>
      <text:p text:style-name="P6">Добавлять новые картинки и удалять старые можно на любом этапе компоновки.</text:p>
      <text:p text:style-name="P12"><draw:frame draw:style-name="fr2" draw:name="Графический объект6" text:anchor-type="paragraph" svg:x="3.962cm" svg:y="0.984cm" svg:width="0.651cm" svg:height="0.651cm" draw:z-index="5"><draw:image xlink:href="Pictures/1000020100000020000000200C6B86C2.png" xlink:type="simple" xlink:show="embed" xlink:actuate="onLoad"/></draw:frame><draw:frame draw:style-name="fr2" draw:name="Графический объект5" text:anchor-type="paragraph" svg:x="16.196cm" svg:y="0.471cm" svg:width="0.63cm" svg:height="0.63cm" draw:z-index="4"><draw:image xlink:href="Pictures/100002010000002000000020DD73FFD2.png" xlink:type="simple" xlink:show="embed" xlink:actuate="onLoad"/></draw:frame>Как правило, картинки добавляются через контекстное меню Вашего файлового менеджера, однако существует возможность открывать картинки и из самой программы кнопками <text:s text:c="7"/>- для одной картинки или <text:s text:c="10"/>для целой папки.</text:p>
      <text:p text:style-name="P11"><text:span text:style-name="T14">Подпись</text:span><text:span text:style-name="T13"> – короткий текст не более 1 строки и 256 символов.</text:span></text:p>
      <text:p text:style-name="P1">Подпись является неотъемлемым атрибутом любой картинки, однако по умолчанию вывод подписей отключен. Подпись включается индивидуально через контекстное меню картинки или галочкой «<text:span text:style-name="T1">Все подписи» в основном окне программы для всех картинок сразу.</text:span></text:p>
      <text:p text:style-name="P7">Подпись неразрывно связана со своей картинкой и перемещается вместе с ней. Изначально все подписи располагаются под своими картинками по середине их ширины. В дальнейшем любую подпись можно передвинуть мышкой на другое место в пределах листа. Связь с картинкой при этом сохраняется.</text:p>
      <text:p text:style-name="P7">Содержание подписи по умолчанию — это имя файла картинки. Через контекстное меню картинки можно открыть редактор подписей, в котором есть возможность поменять содержание и настройки шрифта.</text:p>
      <text:p text:style-name="P2"><text:span text:style-name="T2">Надпись</text:span><text:span text:style-name="T1"> — самостоятельный объект, содержащий только текст .</text:span></text:p>
      <text:p text:style-name="P7"><draw:frame draw:style-name="fr2" draw:name="Графический объект4" text:anchor-type="paragraph" svg:x="15.171cm" svg:y="0.45cm" svg:width="0.63cm" svg:height="0.63cm" draw:z-index="3"><draw:image xlink:href="Pictures/10000201000000200000002083061ACB.png" xlink:type="simple" xlink:show="embed" xlink:actuate="onLoad"/></draw:frame>В отличии от подписей надпись не имеет ограничений на количество строк и общ<text:span text:style-name="T21">уго</text:span> объем<text:span text:style-name="T21">а</text:span> текста. Надписи создаются командой «Вставить надпись» (через меню или кнопкой <text:s text:c="5"/>). Указанная команда открывает редактор надписей, который позволяет задать текст и особенности форматирования. <text:span text:style-name="T20">Если планируется создать достаточно большую (объемную по тексту) надпись, то окно редактора можно растянуть мышкой или даже распахнуть на весь экран.</text:span></text:p>
      <text:p text:style-name="P7">Надписи привязаны к конкретному листу (на котором создавались) и не зависят от компоновки картинок. При необходимости можно передвинуть надпись на соседний лист кнопками в редакторе.</text:p>
      <text:p text:style-name="P7">Существующие надписи можно свободно перемещать мышкой по листу и редактировать через контекстное меню.</text:p>
      <text:p text:style-name="P3"><text:span text:style-name="T3">Сеанс</text:span><text:span text:style-name="T12"> — текущее состояние программы. </text:span></text:p>
      <text:p text:style-name="P3"><draw:frame draw:style-name="fr2" draw:name="Графический объект1" text:anchor-type="paragraph" svg:x="15.494cm" svg:y="2.884cm" svg:width="0.63cm" svg:height="0.63cm" draw:z-index="0"><draw:image xlink:href="Pictures/100002010000002000000020A35F43AB.png" xlink:type="simple" xlink:show="embed" xlink:actuate="onLoad"/></draw:frame><draw:frame draw:style-name="fr2" draw:name="Графический объект2" text:anchor-type="paragraph" svg:x="7.676cm" svg:y="0.45cm" svg:width="0.63cm" svg:height="0.63cm" draw:z-index="1"><draw:image xlink:href="Pictures/100002010000002000000020F3558C2E.png" xlink:type="simple" xlink:show="embed" xlink:actuate="onLoad"/></draw:frame><draw:frame draw:style-name="fr2" draw:name="Графический объект3" text:anchor-type="paragraph" svg:x="10.746cm" svg:y="0.986cm" svg:width="0.63cm" svg:height="0.63cm" draw:z-index="2"><draw:image xlink:href="Pictures/1000020100000020000000203BCC54C9.png" xlink:type="simple" xlink:show="embed" xlink:actuate="onLoad"/></draw:frame><text:span text:style-name="T12">Любую работу, проделанную в программе можно не только отправить на принтер, но и сохранить в отдельном файле кнопкой <text:s text:c="3"/>Файл сеанса можно в любой момент открыть и продолжить работу (или допечатать еще копий) кнопкой <text:s text:c="4"/>В окне настроек есть возможность включить автоматическое сохранение сеансов (включено по умолчанию). При этом программа будет автоматически запоминать свое состояние при завершении. Это может быть полезно, если после завершения работы потребовалась распечатать еще копию или обнаружена ошибка на уже отпечатанных </text:span><text:span text:style-name="T15">экземплярах</text:span><text:span text:style-name="T12">. Автоматически сохраненный сеанс открывается кнопкой </text:span></text:p>
      <text:p text:style-name="P8">Файл сохраненного сеанса не содержит графической информации, а только ссылки на используемые файлы, т.е. Вы не сможете корректно открыть сеанс, если исходные файлы изображений были удалены или перемещены.</text:p>
      <text:p text:style-name="P4"><text:span text:style-name="T5">Настройки </text:span><text:span text:style-name="T16">программы.</text:span></text:p>
      <text:p text:style-name="P9">Все настройки программы (кроме <draw:frame draw:style-name="fr1" draw:name="Графический объект7" text:anchor-type="char" svg:x="7.816cm" svg:y="0.432cm" svg:width="0.66cm" svg:height="0.64cm" draw:z-index="6"><draw:image xlink:href="Pictures/100002010000002100000020B3857EBA.png" xlink:type="simple" xlink:show="embed" xlink:actuate="onLoad"/></draw:frame>управления принтерами) осуществляются через окно настроек, которое можно вызвать кнопкой</text:p>
      <text:p text:style-name="P10">Если программа была запущена от имени администра<text:span text:style-name="T19">тора</text:span> (root) и в системе обнаружено более одного пользователя, то прежде чем получить доступ к настройкам, необходимо будет указать для какого пользователя системы применять эти настройки.</text:p>
      <text:p text:style-name="P4"><text:span text:style-name="T16">В окне </text:span><text:span text:style-name="T18">настроек</text:span><text:span text:style-name="T16"> существует возможность выбрать язык интерфейса программы </text:span><text:soft-page-break/><text:span text:style-name="T16">(русский/английский), выбрать вид кнопок в основном окне (пиктограммы/надписи), установить возможность автосохранения сеанса, изменить начальную компоновку.</text:span></text:p>
      <text:p text:style-name="P4"><text:span text:style-name="T16">Снятие галочки «Стандартная начальная компоновка» приводит к тому, что в дальнейшем программа будет открываться и устанавливать для загруженных картинок такую компоновку, какая </text:span><text:span text:style-name="T16">была при снятии галочки.</text:span></text:p>
      <text:p text:style-name="P4"><text:span text:style-name="T5">Интеграция</text:span><text:span text:style-name="T16"> — т.е. прописывание программы в контекстное меню файлового менеджера осуществляется установкой соответствующих галочек. В настоящее время возможна интеграция в следующие менеджеры: Nautilus, Caja, Marlin, Gnome-Commander, Dolphin, Krusader, Konqueror. Последние три включаются одной галочкой, </text:span><text:span text:style-name="T17">т. к. очевидно используют одинаковые настройки. Если какой-то файловый менеджер у Вас не установлен, то соответствующая галочка будет недоступна.</text:span></text:p>
      <text:p text:style-name="P5"><text:span text:style-name="T17">Некоторые менеджеры могут потребовать root-прав для доступа к своим файлам, даже если галочки будут установлены/сняты. В этом случае Вы получите соответствующее предупреждение. Запустить программу с root-правами можно традиционно из терминала командой «sudo vap» (для Ubuntu) или прямо из программы соответствующей кнопкой в окне настроек. Если Вы используете не Ubuntu, то успешность такого запуска не гарантируется. </text:span><text:span text:style-name="T18">Вообще не гарантируется корректная работа подсистемы сохранения настроек в любых дистрибутивах кроме Ubuntu.</text:span></text:p>
      <text:p text:style-name="P10"><draw:frame draw:style-name="fr3" draw:name="Графический объект8" text:anchor-type="paragraph" svg:x="6.369cm" svg:y="0.961cm" svg:width="0.651cm" svg:height="0.651cm" draw:z-index="7"><draw:image xlink:href="Pictures/100002010000002000000020DDDEED5B.png" xlink:type="simple" xlink:show="embed" xlink:actuate="onLoad"/></draw:frame>Все настройки применяются и сохраняются сразу при изменении. Отдельных действий по их сохранению производить не нужно.</text:p>
      <text:p text:style-name="P16"><text:span text:style-name="T7">Выбор принтера</text:span><text:span text:style-name="T21"> — кнопка <text:s text:c="4"/></text:span></text:p>
      <text:p text:style-name="P16"><text:span text:style-name="T21">Если у Вас только один принтер, можете не трогать эту кнопку. Если принтеров несколько, то можно нажав эту кнопку можно выбрать любой доступный. Выбор запоминается и не требует повторного указания.</text:span></text:p>
      <text:p text:style-name="P16"><text:span text:style-name="T2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1" svg:font-family="'Times New Roman', serif"/>
    <style:font-face style:name="Ubuntu Beta" svg:font-family="'Ubuntu Beta', UbuntuBeta, Ubuntu, 'Bitstream Vera Sans', 'DejaVu Sans', Tahom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0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дрей </meta:initial-creator>
    <meta:creation-date>2013-05-04T11:48:18</meta:creation-date>
    <dc:date>2013-05-05T22:40:33</dc:date>
    <dc:creator>Андрей </dc:creator>
    <meta:editing-duration>PT6H35M32S</meta:editing-duration>
    <meta:editing-cycles>9</meta:editing-cycles>
    <meta:generator>LibreOffice/3.6$Linux_x86 LibreOffice_project/360m1$Build-2</meta:generator>
    <meta:document-statistic meta:table-count="0" meta:image-count="8" meta:object-count="0" meta:page-count="2" meta:paragraph-count="27" meta:word-count="704" meta:character-count="5319" meta:non-whitespace-character-count="4603"/>
  </office:meta>
</office:document-meta>
</file>